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1">
          <table:table-cell table:style-name="ce20" office:value-type="date" office:date-value="2025-05-21" calcext:value-type="date">
            <text:p>2025-05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3" calcext:value-type="date">
            <text:p>2025-05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5" calcext:value-type="date">
            <text:p>2025-05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9" calcext:value-type="date">
            <text:p>2025-05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05.75" calcext:value-type="float">
            <text:p>205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39244186046512" calcext:value-type="float">
            <text:p>2.39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7:25:19.916410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20T17:25:39.967619780</dc:date>
    <meta:editing-duration>PT2H35M34S</meta:editing-duration>
    <meta:editing-cycles>106</meta:editing-cycles>
    <meta:generator>LibreOffice/24.2.7.2$Linux_X86_64 LibreOffice_project/420$Build-2</meta:generator>
    <meta:document-statistic meta:table-count="1" meta:cell-count="286" meta:object-count="0"/>
  </office:meta>
</office:document-meta>
</file>